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</office:automatic-styles>
  <office:body>
    <office:text text:use-soft-page-breaks="true">
      <text:p text:style-name="P1">4:<text:s/>Islendingabok er traustari heimild sem frasogn. Tad er einnig tvi vid vitum hver hofundur hennar e rog hvenar hun er ritud, einnig ma sja ad hofundurinn hefur lagt sig fram um nakamni I vinnubrogdum</text:p>
      <text:p text:style-name="Normal"/>
      <text:p text:style-name="Normal">5:<text:s/>Tad sem stendur a bls 103</text:p>
      <text:p text:style-name="Normal">6:</text:p>
      <text:list text:style-name="LFO1" text:continue-numbering="true">
        <text:list-item>
          <text:p text:style-name="P2">Godakvadi, vardveitt t konungsbok eddukvada</text:p>
        </text:list-item>
        <text:list-item>
          <text:p text:style-name="P3">Snorra – edda</text:p>
        </text:list-item>
        <text:list-item>
          <text:p text:style-name="P4">Islendinasogurnar</text:p>
        </text:list-item>
      </text:list>
      <text:p text:style-name="Normal">7:</text:p>
      <text:p text:style-name="Normal">Teir heldu uppi logum og retti og attiu ad lidsinna tingmonnum sinum ef teir turftu ad leita rettar sins gagnwart logum eda ef teir voru beittir oretti</text:p>
      <text:p text:style-name="Normal">Einnig ad framfylgja domnum og hefna misgerda. Teir attu ad halda vorting I herudum sinum og sitja I logrettu a altingi og taka tar tatt I tingstorfum</text:p>
      <text:p text:style-name="Normal"/>
      <text:p text:style-name="Normal"><text:s/>8: Skjal sem inniheldur samkomulag milli konungs og adalsins I englandi um midsjonavaldid. Samkvamt samkomulaginu vidurkenndi adallinn vald konungsins en hann an samtykkis fra adalinum</text:p>
      <text:p text:style-name="Normal"/>
      <text:p text:style-name="Normal">9: med kristinni</text:p>
      <text:p text:style-name="Normal">10: 144-146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lli</meta:initial-creator>
    <dc:creator>Palli</dc:creator>
    <meta:creation-date>2016-10-31T13:36:00Z</meta:creation-date>
    <dc:date>2016-10-31T14:02:00Z</dc:date>
    <meta:template xlink:href="Normal" xlink:type="simple"/>
    <meta:editing-cycles>4</meta:editing-cycles>
    <meta:editing-duration>PT1560S</meta:editing-duration>
    <meta:document-statistic meta:page-count="1" meta:paragraph-count="1" meta:word-count="124" meta:character-count="833" meta:row-count="5" meta:non-whitespace-character-count="710"/>
  </office:meta>
</office:document-meta>
</file>